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5" table:number-columns-repeated="9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/28" office:value-type="float" office:value="0.857142857142857" calcext:value-type="float">
            <text:p>0.857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Acost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Aust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dal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n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tassia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enee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Gonzal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Nass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amir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hum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Vergar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uchanan Garz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Connelly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Harti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Jimen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Kamet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Li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Li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urgu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Ortiz Valenzuel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Pate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adr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epulved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mith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ot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Tolmachoff</text:p>
          </table:table-cell>
          <table:table-cell table:number-columns-repeated="8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5:41:43.333334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1-12T17:50:28.558782539</dc:date>
    <meta:editing-duration>P1DT9H51M43S</meta:editing-duration>
    <meta:editing-cycles>136</meta:editing-cycles>
    <meta:generator>LibreOffice/5.1.6.2$Linux_X86_64 LibreOffice_project/10m0$Build-2</meta:generator>
    <meta:document-statistic meta:table-count="1" meta:cell-count="569" meta:object-count="0"/>
  </office:meta>
</office:document-meta>
</file>